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1" svg:stroke-width="0cm" svg:stroke-color="#00008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9.557cm" svg:y="15.012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223cm" svg:height="0.38cm" svg:x="10.958cm" svg:y="14.093cm">
            <draw:text-box>
              <text:p text:style-name="P1"><text:span text:style-name="T1">B</text:span></text:p>
            </draw:text-box>
          </draw:frame>
          <draw:line draw:style-name="gr2" draw:text-style-name="P3" draw:layer="layout" svg:x1="11.135cm" svg:y1="14.003cm" svg:x2="9.413cm" svg:y2="15.127cm">
            <text:p/>
          </draw:line>
          <draw:frame draw:style-name="gr3" draw:text-style-name="P2" draw:layer="layout" svg:width="0.225cm" svg:height="0.38cm" svg:x="11.32cm" svg:y="14.973cm">
            <draw:text-box>
              <text:p text:style-name="P1"><text:span text:style-name="T1">C</text:span></text:p>
            </draw:text-box>
          </draw:frame>
          <draw:line draw:style-name="gr2" draw:text-style-name="P3" draw:layer="layout" svg:x1="11.898cm" svg:y1="15.502cm" svg:x2="9.374cm" svg:y2="14.935cm">
            <text:p/>
          </draw:line>
          <draw:polyline draw:style-name="gr2" draw:text-style-name="P3" draw:layer="layout" svg:width="0.141cm" svg:height="0.19cm" svg:x="10.634cm" svg:y="15.041cm" svg:viewBox="0 0 142 191" draw:points="0,0 142,32 105,191">
            <text:p/>
          </draw:polyline>
          <draw:line draw:style-name="gr2" draw:text-style-name="P3" draw:layer="layout" svg:x1="10.884cm" svg:y1="13.911cm" svg:x2="10.495cm" svg:y2="15.624cm">
            <text:p/>
          </draw:line>
          <draw:frame draw:style-name="gr4" draw:text-style-name="P2" draw:layer="layout" svg:width="0.249cm" svg:height="0.38cm" svg:x="10.305cm" svg:y="15.15cm">
            <draw:text-box>
              <text:p text:style-name="P1"><text:span text:style-name="T1">D</text:span></text:p>
            </draw:text-box>
          </draw:frame>
          <draw:line draw:style-name="gr2" draw:text-style-name="P3" draw:layer="layout" svg:x1="10.697cm" svg:y1="13.951cm" svg:x2="11.524cm" svg:y2="15.816cm">
            <text:p/>
          </draw:line>
          <draw:polyline draw:style-name="gr2" draw:text-style-name="P3" draw:layer="layout" svg:width="0.199cm" svg:height="0.122cm" svg:x="10.127cm" svg:y="14.399cm" svg:viewBox="0 0 200 123" draw:points="0,80 121,0 200,123">
            <text:p/>
          </draw:polyline>
          <draw:line draw:style-name="gr2" draw:text-style-name="P3" draw:layer="layout" svg:x1="9.857cm" svg:y1="14.06cm" svg:x2="10.87cm" svg:y2="15.653cm">
            <text:p/>
          </draw:line>
          <draw:frame draw:style-name="gr5" draw:text-style-name="P2" draw:layer="layout" svg:width="0.204cm" svg:height="0.38cm" svg:x="9.859cm" svg:y="14.354cm">
            <draw:text-box>
              <text:p text:style-name="P1"><text:span text:style-name="T1">E</text:span></text:p>
            </draw:text-box>
          </draw:frame>
          <draw:frame draw:name="DescriptionOOoTep" draw:style-name="gr6" draw:text-style-name="P4" draw:layer="layout" svg:width="0.006cm" svg:height="0.004cm" svg:x="9.61cm" svg:y="14.94cm">
            <draw:text-box>
              <text:p/>
            </draw:text-box>
            <svg:desc>@options;

@figure;
  A = point( -3 , 0.8 )  { (-0.1,0) };
  B = point( 1.66 , 3.83 )  { (0.33,-0.2) };
  dAB = droite( A , B );
  C = point( 3.63 , -0.7 )  { (0.2,-0.77) };
  dAC = droite( A , C );
  perpBdAC = perpendiculaire( B , dAC );
  D = intersection( perpBdAC , dAC )  { (-0.7,0) };
  dBC = droite( B , C );
  perpDdAB = perpendiculaire( D , dAB );
  E = intersection( perpDdAB , dAB )  { (-0.8,-0.43) }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2:55.997064543</meta:creation-date>
    <dc:date>2018-02-09T16:44:10.103188875</dc:date>
    <meta:editing-duration>PT1M14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